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text-properties fo:font-size="11pt" fo:font-weight="bold" style:font-size-asian="11pt" style:font-weight-asian="bold" style:font-size-complex="11pt" style:font-weight-complex="bold"/>
    </style:style>
    <style:style style:name="P4" style:family="paragraph" style:parent-style-name="Standard">
      <style:text-properties fo:font-size="11pt" style:font-size-asian="11pt" style:font-size-complex="11pt"/>
    </style:style>
    <style:style style:name="T1" style:family="text">
      <style:text-properties fo:color="#888888"/>
    </style:style>
    <style:style style:name="T2" style:family="text">
      <style:text-properties fo:font-weight="bold" style:font-weight-asian="bold" style:font-weight-complex="bold"/>
    </style:style>
    <style:style style:name="T3" style:family="text">
      <style:text-properties fo:font-variant="normal" fo:text-transform="none" fo:color="#000000" style:font-name="arial" fo:font-size="9.75pt" fo:letter-spacing="normal" fo:font-style="normal" fo:font-weight="normal"/>
    </style:style>
    <style:style style:name="T4" style:family="text">
      <style:text-properties fo:font-variant="normal" fo:text-transform="none" fo:color="#3333cc" style:font-name="arial" fo:font-size="9.75pt" fo:letter-spacing="normal" fo:font-style="normal" fo:font-weight="normal"/>
    </style:style>
    <style:style style:name="T5" style:family="text">
      <style:text-properties fo:font-size="10pt" style:font-size-asian="10pt" style:font-size-complex="10pt"/>
    </style:style>
    <style:style style:name="T6" style:family="text">
      <style:text-properties fo:font-size="11pt" style:font-size-asian="11pt" style:font-size-complex="11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reerange VHDL cover ideas</text:p>
      <text:p text:style-name="P1"/>
      <text:p text:style-name="P3">These are some of the idea behind this book. Some of these ideas were used for the creation of <text:s/>the “moka” coffee machine cover or the chicken cover. </text:p>
      <text:p text:style-name="P4"/>
      <text:p text:style-name="Standard"><text:span text:style-name="T6">-The original idea was be to use a (fake) patent drawing for the cover, I thought of using a modified version of a very cool italian coffee machine called "moka"<text:line-break/></text:span><text:a xlink:type="simple" xlink:href="http://www.google.com/patents?id=3UXGAAAAEBAJ&amp;printsec=drawing&amp;zoom=4#v=onepage&amp;q&amp;f=false" office:target-frame-name="_blank" xlink:show="new"><text:span text:style-name="T6">http://www.google.com/patents?id=3UXGAAAAEBAJ&amp;printsec=drawing&amp;zoom=4#v=onepage&amp;q&amp;f=false</text:span></text:a><text:span text:style-name="T6"><text:line-break/></text:span><text:a xlink:type="simple" xlink:href="http://www.google.com/patents?id=pTOjAAAAEBAJ&amp;printsec=abstract&amp;zoom=4#v=onepage&amp;q&amp;f=false" office:target-frame-name="_blank" xlink:show="new"><text:span text:style-name="T6">http://www.google.com/patents?id=pTOjAAAAEBAJ&amp;printsec=abstract&amp;zoom=4#v=onepage&amp;q&amp;f=false</text:span></text:a><text:span text:style-name="T6"><text:line-break/><text:line-break/>For that we will have to change the title to some coffee related thing (I suppose). There is also the possibility to make a patent-like drawing of a chicken and maintain the current title (freerange vhdl). That would be also a cool idea for me.</text:span></text:p>
      <text:p text:style-name="P4"/>
      <text:p text:style-name="P4">-this book is not a reference book (800 pages) but a it is a book that in about 20 hours of reading (150 pages) allows you to program in VHDL. Like a "moka" machine you will quickly have a home-make coffee without needed an expensive bar-like coffee machine.<text:line-break/><text:line-break/>- this book is an "open-source" product and unlike a patent you do not need to worry about spending lots of money to own it. The moka machine is a make yourself coffee machine that works on your own stove.<text:line-break/><text:line-break/>- this book was made using a collaborative (many people working together rather than a one author several reader formula) formula which allows its content to get quickly updated.<text:line-break/><text:line-break/>- this book <text:span text:style-name="T2">will not become obsolete</text:span> because provided feedback, the authors will update it and you will have a new pdf right-away. This is the main idea I thing the cover should express.<text:line-break/><text:line-break/>- like a free-range chicken, this book and its content is free, free to get corrected, to get extended, adapted, reused and such.<text:line-break/><text:line-break/>- this is an unconventional book and patents are conventional tools (maybe obsolete?) and we make fun of them.<text:line-break/><text:line-break/>- this book is maybe the first one of a series of programming language books. Each book will have on the cover its own patent item in the same way as O'Raily has a different animal for each language.<text:line-break/><text:line-break/>- unlike a patent which recall expenses, this book is free, the “moka” machine is the alternative to the coffee at the bar.</text:p>
      <text:p text:style-name="P4">Even though the correct title should be “free-range vhdl” we would rather go for “freerange vhdl”. This will constitute am English mistake but we do not care. A hyphen in the title is not something we like very much.</text:p>
      <text:p text:style-name="P4"/>
      <text:p text:style-name="Standard"><text:span text:style-name="T6">the other idea I had included to make something similar to the GNU press:<text:line-break/></text:span><text:a xlink:type="simple" xlink:href="http://shop.fsf.org/category/books/" office:target-frame-name="_blank" xlink:show="new"><text:span text:style-name="T6">http://shop.fsf.org/category/books/</text:span></text:a><text:span text:style-name="T6"><text:line-break/>it is an ok idea but not so great. If we however keep a similar simplisistic stype, it could be a good idea to later on try to advertise the book with them.<text:line-break/><text:line-break/>- regarding the book content... well, this is a complicated matter, unlike most of the programming languages out there, there is not free compiler for VHDL, because currently there are only few big companies (Xilinx, Altera, Latice, Actel) that made and sell compilers for VHDL. It is however reasonable to foreseen a future in which VHDL will have a free open-source compiler in the same way as now gcc can compile almost all prog. languages. This book is an effort in expressing the<text:line-break/>desire of wanting that.<text:line-break/><text:line-break/>- please feel free to come up with what the cover should express. If you are interested, we can consider embedding also small drawings in each first chapter page. If you think it is a good idea, some graphic work can be used in the website too. This will bind everything together. The spine and the back cover should be drawn too. <text:line-break/><text:line-break/>Hope this helps<text:line-break/>Fabrizi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abrizio </meta:initial-creator>
    <meta:creation-date>2011-06-06T09:54:36</meta:creation-date>
    <dc:date>2011-06-06T10:13:38</dc:date>
    <dc:creator>fabrizio </dc:creator>
    <meta:editing-duration>PT19M2S</meta:editing-duration>
    <meta:editing-cycles>6</meta:editing-cycles>
    <meta:generator>LibreOffice/3.3$Linux LibreOffice_project/330m19$Build-202</meta:generator>
    <meta:document-statistic meta:table-count="0" meta:image-count="0" meta:object-count="0" meta:page-count="1" meta:paragraph-count="6" meta:word-count="608" meta:character-count="3517"/>
  </office:meta>
</office:document-meta>
</file>